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01cm" svg:stroke-color="#000000" draw:fill="none" draw:fill-color="#ffffff" fo:padding-top="-0.045cm" fo:padding-bottom="-0.045cm" fo:padding-left="-0.045cm" fo:padding-right="-0.045cm"/>
    </style:style>
    <style:style style:name="gr3" style:family="graphic" style:parent-style-name="standard">
      <style:graphic-properties svg:stroke-width="0.1cm" draw:fill-color="#000000"/>
    </style:style>
  </office:automatic-styles>
  <office:body>
    <office:drawing>
      <draw:page draw:name="page1" draw:style-name="dp1" draw:master-page-name="Default">
        <draw:g>
          <draw:glue-point draw:id="4" svg:x="0cm" svg:y="-5cm"/>
          <draw:glue-point draw:id="5" svg:x="5cm" svg:y="0cm"/>
          <draw:glue-point draw:id="6" svg:x="0cm" svg:y="5cm"/>
          <draw:glue-point draw:id="7" svg:x="-5cm" svg:y="0cm"/>
          <draw:glue-point draw:id="8" svg:x="2.5cm" svg:y="-2.5cm"/>
          <draw:glue-point draw:id="9" svg:x="2.5cm" svg:y="2.5cm"/>
          <draw:glue-point draw:id="10" svg:x="-2.5cm" svg:y="2.5cm"/>
          <draw:glue-point draw:id="11" svg:x="-2.5cm" svg:y="-2.5cm"/>
          <draw:polygon draw:style-name="gr1" draw:layer="layout" svg:width="2cm" svg:height="2cm" svg:x="0cm" svg:y="0cm" svg:viewBox="0 0 2001 2001" draw:points="1000,0 2001,1000 1000,2001 0,1000">
            <text:p/>
          </draw:polygon>
          <draw:polygon draw:style-name="gr2" draw:layer="layout" svg:width="2cm" svg:height="2cm" svg:x="0cm" svg:y="0cm" svg:viewBox="0 0 2001 2001" draw:points="1000,0 2001,1000 1000,2001 0,1000">
            <text:p/>
          </draw:polygon>
          <draw:polygon draw:style-name="gr3" draw:layer="layout" svg:width="1.167cm" svg:height="1.167cm" svg:x="0.417cm" svg:y="0.417cm" svg:viewBox="0 0 1168 1168" draw:points="500,0 667,0 667,383 951,100 1067,216 784,500 1168,500 1168,667 784,667 1067,951 951,1067 667,784 667,1168 500,1168 500,784 216,1067 100,951 383,667 0,667 0,500 383,500 100,216 216,100 500,383">
            <text:p/>
          </draw:polygon>
          <draw:polygon draw:style-name="gr2" draw:layer="layout" svg:width="1.167cm" svg:height="1.167cm" svg:x="0.417cm" svg:y="0.417cm" svg:viewBox="0 0 1168 1168" draw:points="500,0 667,0 667,383 951,100 1067,216 784,500 1168,500 1168,667 784,667 1067,951 951,1067 667,784 667,1168 500,1168 500,784 216,1067 100,951 383,667 0,667 0,500 383,500 100,216 216,100 500,383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BPMN - Gateway-Complex</dc:title>
    <meta:creation-date>2011-02-07T16:51:32</meta:creation-date>
    <meta:editing-duration>P0D</meta:editing-duration>
    <meta:editing-cycles>1</meta:editing-cycles>
    <meta:document-statistic meta:object-count="5"/>
    <meta:generator>OpenOffice.org/3.3$Linux OpenOffice.org_project/330m20$Build-9567</meta:generator>
  </office:meta>
</office:document-meta>
</file>